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fo:font-size="14pt" officeooo:paragraph-rsid="000307ea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aghetti all'Assassina (Assassin's spaghetti) </text:p>
      <text:p text:style-name="P1"/>
      <text:p text:style-name="P1">Ingredientes para 4 pessoas: 0,9lb/400g de espaguete. 0,9lb/400g de molho de tomate. 2 colheres de extrato de tomate. 2 dentes de alho. 2 pimenta malagueta (depende de qual você usar; no vídeo usei metade porque extremamente forte - Pockmark Orange). Azeite virgem extra. Sal. 1USqt/1l de Água. </text:p>
      <text:p text:style-name="P1"/>
      <text:p text:style-name="P1">Método: Em uma panela adicione 1l de água, 2 colheres de extrato de tomate, 300g de molho de tomate, 12g de sal e deixe ferver, depois cozinhe por 5 minutos. Limpe os dentes de alho e pique 1; esmague a pimenta malagueta no almofariz. Frite-os na frigideira com azeite generoso; retire os dentes de alho cortados ao meio, aumente o lume e junte o restante molho de tomate; leve à temperatura e adicione o espaguete; espalhe-os o máximo possível e deixe tostar. Assim que a crosta estiver formada, vire delicadamente sem quebrá-los. Quando a crosta estiver mais ou menos uniforme, adicione 2 conchas de caldo de tomate, não sobre a massa, mas na lateral da panela. A massa não deve ser desenhada! Uma vez completamente absorvido o caldo, espere 10 segundos e adicione mais. Repita até que a massa esteja cozida, cerca de 8/10 minut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5:48:01.281094394</meta:creation-date>
    <dc:date>2023-11-25T17:23:24.204228002</dc:date>
    <meta:editing-duration>PT10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96" meta:character-count="1175" meta:non-whitespace-character-count="980"/>
  </office:meta>
</office:document-meta>
</file>